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automatic-styles>
    <style:style style:name="Table1" style:family="table">
      <style:table-properties style:width="6.5in" fo:margin-left="-0.1389in" fo:margin-top="0in" fo:margin-bottom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08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94in" fo:padding-right="0.0694in" fo:padding-top="0in" fo:padding-bottom="0in" fo:border="1pt solid #000000"/>
    </style:style>
    <style:style style:name="Table1.4" style:family="table-row">
      <style:table-row-properties style:min-row-height="0.2917in" fo:keep-together="auto"/>
    </style:style>
    <style:style style:name="Table2" style:family="table">
      <style:table-properties style:width="6.5in" fo:margin-left="-0.1389in" fo:margin-top="0in" fo:margin-bottom="0in" table:align="left"/>
    </style:style>
    <style:style style:name="Table2.A" style:family="table-column">
      <style:table-column-properties style:column-width="2.2708in"/>
    </style:style>
    <style:style style:name="Table2.B" style:family="table-column">
      <style:table-column-properties style:column-width="2.0625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694in" fo:padding-right="0.0694in" fo:padding-top="0in" fo:padding-bottom="0in" fo:border="1pt solid #000000"/>
    </style:style>
    <style:style style:name="Table3" style:family="table">
      <style:table-properties style:width="6.5in" fo:margin-left="-0.1389in" fo:margin-top="0in" fo:margin-bottom="0in" table:align="left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694in" fo:padding-right="0.0694in" fo:padding-top="0in" fo:padding-bottom="0in" fo:border="1pt solid #000000"/>
    </style:style>
    <style:style style:name="Table4" style:family="table">
      <style:table-properties style:width="6.5in" fo:margin-left="-0.1389in" fo:margin-top="0in" fo:margin-bottom="0in" table:align="left"/>
    </style:style>
    <style:style style:name="Table4.A" style:family="table-column">
      <style:table-column-properties style:column-width="3.2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694in" fo:padding-right="0.0694in" fo:padding-top="0in" fo:padding-bottom="0in" fo:border="1pt solid #000000"/>
    </style:style>
    <style:style style:name="Table5" style:family="table">
      <style:table-properties style:width="6.5in" fo:margin-left="-0.1389in" fo:margin-top="0in" fo:margin-bottom="0in" table:align="left"/>
    </style:style>
    <style:style style:name="Table5.A" style:family="table-column">
      <style:table-column-properties style:column-width="2.16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694in" fo:padding-right="0.0694in" fo:padding-top="0in" fo:padding-bottom="0in" fo:border="1pt solid #000000"/>
    </style:style>
    <style:style style:name="Table6" style:family="table">
      <style:table-properties style:width="6.5104in" fo:margin-left="-0.1389in" fo:margin-top="0in" fo:margin-bottom="0in" table:align="left"/>
    </style:style>
    <style:style style:name="Table6.A" style:family="table-column">
      <style:table-column-properties style:column-width="1.3021in"/>
    </style:style>
    <style:style style:name="Table6.1" style:family="table-row">
      <style:table-row-properties style:min-row-height="0.3153in" fo:keep-together="auto"/>
    </style:style>
    <style:style style:name="Table6.A1" style:family="table-cell">
      <style:table-cell-properties fo:padding-left="0.0694in" fo:padding-right="0.0694in" fo:padding-top="0in" fo:padding-bottom="0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7" style:family="table">
      <style:table-properties style:width="6.5in" fo:margin-left="-0.1389in" fo:margin-top="0in" fo:margin-bottom="0in" table:align="left"/>
    </style:style>
    <style:style style:name="Table7.A" style:family="table-column">
      <style:table-column-properties style:column-width="2.166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694in" fo:padding-right="0.0694in" fo:padding-top="0in" fo:padding-bottom="0in" fo:border="1pt solid #000000"/>
    </style:style>
    <style:style style:name="P1" style:family="paragraph" style:parent-style-name="Standard">
      <style:paragraph-properties fo:line-height="115%" fo:orphans="2" fo:widows="2"/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/>
      </style:paragraph-properties>
    </style:style>
    <style:style style:name="P3" style:family="paragraph" style:parent-style-name="Standard">
      <style:paragraph-properties fo:line-height="100%" fo:orphans="0" fo:widows="0">
        <style:tab-stops/>
      </style:paragraph-properties>
    </style:style>
    <style:style style:name="P4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5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6" style:family="paragraph" style:parent-style-name="Standard">
      <style:paragraph-properties fo:line-height="115%" fo:orphans="2" fo:widows="2"/>
      <style:text-properties fo:color="#000000" loext:opacity="100%" style:font-name="Arial" fo:font-size="11pt" fo:font-weight="normal" style:font-size-asian="11pt" style:font-weight-asian="normal"/>
    </style:style>
    <style:style style:name="P7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normal" style:font-size-asian="8pt" style:font-weight-asian="normal"/>
    </style:style>
    <style:style style:name="P8" style:family="paragraph" style:parent-style-name="Standard" style:master-page-name="Standard">
      <style:paragraph-properties fo:line-height="115%" fo:orphans="2" fo:widows="2" style:page-number="auto"/>
      <style:text-properties fo:color="#000000" loext:opacity="100%" style:font-name="Arial" fo:font-size="11pt" style:font-size-asian="11pt"/>
    </style:style>
    <style:style style:name="P9" style:family="paragraph" style:parent-style-name="Standard">
      <style:paragraph-properties fo:line-height="115%" fo:orphans="2" fo:widows="2"/>
      <style:text-properties fo:color="#000000" loext:opacity="100%" style:font-name="Arial" fo:font-size="11pt" style:font-size-asian="11pt"/>
    </style:style>
    <style:style style:name="P10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1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bold" style:font-size-asian="11pt" style:font-weight-asian="bold"/>
    </style:style>
    <style:style style:name="P12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13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style:font-size-asian="11pt" style:font-weight-asian="normal"/>
    </style:style>
    <style:style style:name="P14" style:family="paragraph" style:parent-style-name="Standard">
      <style:paragraph-properties fo:line-height="115%" fo:orphans="2" fo:widows="2"/>
      <style:text-properties fo:color="#000000" loext:opacity="100%" style:font-name="Arial" fo:font-size="11pt" fo:font-weight="normal" style:font-size-asian="11pt" style:font-weight-asian="normal"/>
    </style:style>
    <style:style style:name="P15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11pt" fo:font-weight="normal" officeooo:rsid="001f91f0" officeooo:paragraph-rsid="001f91f0" style:font-size-asian="11pt" style:font-weight-asian="normal"/>
    </style:style>
    <style:style style:name="P16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fo:color="#000000" loext:opacity="100%" style:font-name="Arial" fo:font-size="22pt" fo:font-weight="normal" style:font-size-asian="22pt" style:font-weight-asian="normal"/>
    </style:style>
    <style:style style:name="P17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normal" style:font-size-asian="8pt" style:font-weight-asian="normal"/>
    </style:style>
    <style:style style:name="P18" style:family="paragraph" style:parent-style-name="Standard">
      <style:paragraph-properties fo:line-height="100%" fo:orphans="0" fo:widows="0">
        <style:tab-stops/>
      </style:paragraph-properties>
      <style:text-properties fo:color="#000000" loext:opacity="100%" style:font-name="Arial" fo:font-size="8pt" fo:font-weight="bold" style:font-size-asian="8pt" style:font-weight-asian="bold"/>
    </style:style>
    <style:style style:name="T1" style:family="text">
      <style:text-properties fo:color="#000000" loext:opacity="100%" style:font-name="Arial" fo:font-size="11pt" fo:font-weight="bold" style:font-size-asian="11pt" style:font-weight-asian="bold"/>
    </style:style>
    <style:style style:name="T2" style:family="text">
      <style:text-properties fo:color="#000000" loext:opacity="100%" style:font-name="Arial" fo:font-size="11pt" fo:font-weight="normal" style:font-size-asian="11pt" style:font-weight-asian="normal"/>
    </style:style>
    <style:style style:name="T3" style:family="text">
      <style:text-properties fo:color="#000000" loext:opacity="100%" style:font-name="Arial" fo:font-size="11pt" fo:font-weight="normal" officeooo:rsid="001e94ac" style:font-size-asian="11pt" style:font-weight-asian="normal"/>
    </style:style>
    <style:style style:name="T4" style:family="text">
      <style:text-properties fo:color="#000000" loext:opacity="100%" style:font-name="Arial" fo:font-size="11pt" fo:font-weight="normal" officeooo:rsid="001f91f0" style:font-size-asian="11pt" style:font-weight-asian="normal"/>
    </style:style>
    <style:style style:name="T5" style:family="text">
      <style:text-properties fo:color="#000000" loext:opacity="100%" style:font-name="Arial" fo:font-size="11pt" fo:font-weight="normal" officeooo:rsid="001fb541" style:font-size-asian="11pt" style:font-weight-asian="normal"/>
    </style:style>
    <style:style style:name="T6" style:family="text">
      <style:text-properties fo:color="#000000" loext:opacity="100%" style:font-name="Arial" fo:font-size="11pt" fo:font-weight="normal" officeooo:rsid="0020d04e" style:font-size-asian="11pt" style:font-weight-asian="normal"/>
    </style:style>
    <style:style style:name="T7" style:family="text">
      <style:text-properties fo:color="#000000" loext:opacity="100%" style:font-name="Arial" fo:font-size="11pt" fo:font-weight="normal" fo:background-color="#5eb91e" loext:char-shading-value="0" style:font-size-asian="11pt" style:font-weight-asian="normal"/>
    </style:style>
    <style:style style:name="T8" style:family="text">
      <style:text-properties fo:color="#000000" loext:opacity="100%" style:font-name="Arial" fo:font-size="8pt" fo:font-weight="normal" style:font-size-asian="8pt" style:font-weight-asian="normal"/>
    </style:style>
    <style:style style:name="T9" style:family="text">
      <style:text-properties fo:color="#000000" loext:opacity="100%" style:font-name="Arial" fo:font-size="8pt" fo:font-weight="normal" fo:background-color="#ff0000" loext:char-shading-value="0" style:font-size-asian="8pt" style:font-weight-asian="normal"/>
    </style:style>
    <style:style style:name="T10" style:family="text">
      <style:text-properties fo:color="#000000" loext:opacity="100%" style:font-name="Segoe UI Symbol" fo:font-size="11pt" fo:font-weight="normal" style:font-size-asian="11pt" style:font-weight-asian="normal"/>
    </style:style>
    <style:style style:name="T11" style:family="text">
      <style:text-properties officeooo:rsid="0020d0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aracter Name: Alex Dredd <text:s/>Player Name: Lydia Glayzer</text:p>
      <text:p text:style-name="P9">Character Race: Tiefling <text:s text:c="2"/>Character Class/Level: <text:s/>Warlock / 1 | ______/__ | ______/__</text:p>
      <text:p text:style-name="P9">Stats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Strength</text:p>
          </table:table-cell>
          <table:table-cell table:style-name="Table1.A1" office:value-type="string">
            <text:p text:style-name="P10">Dexterity</text:p>
          </table:table-cell>
          <table:table-cell table:style-name="Table1.A1" office:value-type="string">
            <text:p text:style-name="P10">Constitution</text:p>
          </table:table-cell>
          <table:table-cell table:style-name="Table1.A1" office:value-type="string">
            <text:p text:style-name="P10">Intelligence</text:p>
          </table:table-cell>
          <table:table-cell table:style-name="Table1.A1" office:value-type="string">
            <text:p text:style-name="P10">Wisdom</text:p>
          </table:table-cell>
          <table:table-cell table:style-name="Table1.A1" office:value-type="string">
            <text:p text:style-name="P10">Charisma</text:p>
          </table:table-cell>
        </table:table-row>
        <table:table-row table:style-name="Table1.1">
          <table:table-cell table:style-name="Table1.A1" office:value-type="string">
            <text:p text:style-name="P16">12</text:p>
          </table:table-cell>
          <table:table-cell table:style-name="Table1.A1" office:value-type="string">
            <text:p text:style-name="P16">13</text:p>
          </table:table-cell>
          <table:table-cell table:style-name="Table1.A1" office:value-type="string">
            <text:p text:style-name="P16">15</text:p>
          </table:table-cell>
          <table:table-cell table:style-name="Table1.A1" office:value-type="string">
            <text:p text:style-name="P16">15</text:p>
          </table:table-cell>
          <table:table-cell table:style-name="Table1.A1" office:value-type="string">
            <text:p text:style-name="P16">14</text:p>
          </table:table-cell>
          <table:table-cell table:style-name="Table1.A1" office:value-type="string">
            <text:p text:style-name="P16">17</text:p>
          </table:table-cell>
        </table:table-row>
        <table:table-row table:style-name="Table1.1"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3</text:p>
          </table:table-cell>
        </table:table-row>
        <table:table-row table:style-name="Table1.4">
          <table:table-cell table:style-name="Table1.A1" office:value-type="string">
            <text:p text:style-name="P10">Saving Throw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1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2</text:p>
          </table:table-cell>
          <table:table-cell table:style-name="Table1.A1" office:value-type="string">
            <text:p text:style-name="P4">+4</text:p>
          </table:table-cell>
          <table:table-cell table:style-name="Table1.A1" office:value-type="string">
            <text:p text:style-name="P4">+5</text:p>
          </table:table-cell>
        </table:table-row>
        <table:table-row table:style-name="Table1.4">
          <table:table-cell table:style-name="Table1.A1" office:value-type="string">
            <text:p text:style-name="P10">Skills: 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7">Athletics: __+1___</text:p>
          </table:table-cell>
          <table:table-cell table:style-name="Table1.A1" office:value-type="string">
            <text:p text:style-name="P7">Acrobatics: __+1_</text:p>
            <text:p text:style-name="P7">Sleight </text:p>
            <text:p text:style-name="P7">of Hand: __+1___</text:p>
            <text:p text:style-name="P7">Stealth: ___+3___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Arcana: ___+4___</text:p>
            <text:p text:style-name="P7">History: ___+2___</text:p>
            <text:p text:style-name="P7">Investigation: _+2_</text:p>
            <text:p text:style-name="P7">Nature: __+2____</text:p>
            <text:p text:style-name="P7">Religion: __+2___</text:p>
          </table:table-cell>
          <table:table-cell table:style-name="Table1.A1" office:value-type="string">
            <text:p text:style-name="P7">Animal </text:p>
            <text:p text:style-name="P7">Handling: __+2___</text:p>
            <text:p text:style-name="P7">Insight: ___+2___</text:p>
            <text:p text:style-name="P7">Medicine: __+2__</text:p>
            <text:p text:style-name="P7">Perception: _+2__</text:p>
            <text:p text:style-name="P7">Survival: __+2___</text:p>
          </table:table-cell>
          <table:table-cell table:style-name="Table1.A1" office:value-type="string">
            <text:p text:style-name="P7">Deception: _+5__</text:p>
            <text:p text:style-name="P7">Intimidation: _+5_</text:p>
            <text:p text:style-name="P7">Performance: _+3</text:p>
            <text:p text:style-name="P7">Persuasion: _+3_</text:p>
          </table:table-cell>
        </table:table-row>
      </table:table>
      <text:p text:style-name="P6"/>
      <text:p text:style-name="P6">Other numbers: 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1">Passive Perception</text:span><text:span text:style-name="T2"> (10+WIS)</text:span></text:p>
          </table:table-cell>
          <table:table-cell table:style-name="Table2.A1" office:value-type="string">
            <text:p text:style-name="P11">Proficiency bonus</text:p>
          </table:table-cell>
          <table:table-cell table:style-name="Table2.A1" office:value-type="string">
            <text:p text:style-name="P3"><text:span text:style-name="T1">Inspiration</text:span><text:span text:style-name="T2"> (Y/N)</text:span></text:p>
          </table:table-cell>
        </table:table-row>
        <table:table-row table:style-name="Table2.1"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5">+2</text:p>
          </table:table-cell>
          <table:table-cell table:style-name="Table2.A1" office:value-type="string">
            <text:p text:style-name="P5">N</text:p>
          </table:table-cell>
        </table:table-row>
      </table:table>
      <text:p text:style-name="P6"/>
      <text:p text:style-name="P6">Combat: 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1">AC: 12</text:p>
          </table:table-cell>
          <table:table-cell table:style-name="Table3.A1" office:value-type="string">
            <text:p text:style-name="P11">Initiative: +1</text:p>
          </table:table-cell>
          <table:table-cell table:style-name="Table3.A1" office:value-type="string">
            <text:p text:style-name="P3"><text:span text:style-name="T1">Speed:</text:span><text:span text:style-name="T2"> 30ft</text:span></text:p>
          </table:table-cell>
          <table:table-cell table:style-name="Table3.A1" office:value-type="string">
            <text:p text:style-name="P3"><text:span text:style-name="T1">HP:</text:span><text:span text:style-name="T2"> </text:span><text:span text:style-name="T4">1</text:span><text:span text:style-name="T5">7</text:span><text:span text:style-name="T2">/1</text:span><text:span text:style-name="T5">7</text:span><text:span text:style-name="T2"> +__</text:span></text:p>
          </table:table-cell>
          <table:table-cell table:style-name="Table3.A1" office:value-type="string">
            <text:p text:style-name="P3"><text:span text:style-name="T1">Death Saves:</text:span><text:span text:style-name="T2"> </text:span></text:p>
            <text:p text:style-name="P3"><text:span text:style-name="T10">♡</text:span><text:span text:style-name="T2"> __ __ __</text:span></text:p>
            <text:p text:style-name="P3"><text:span text:style-name="T10">🕱</text:span><text:span text:style-name="T2"> __ __ __</text:span></text:p>
          </table:table-cell>
        </table:table-row>
        <table:table-row table:style-name="Table3.1">
          <table:table-cell table:style-name="Table3.A1" office:value-type="string">
            <text:p text:style-name="P18">Attack / Spell A: </text:p>
            <text:p text:style-name="P7">Name: Light Crossbow</text:p>
            <text:p text:style-name="P3"><text:span text:style-name="T8">Range: M/</text:span><text:span text:style-name="T9">R</text:span><text:span text:style-name="T8">80/320ft</text:span></text:p>
            <text:p text:style-name="P7">Dmg: 1D8+Dex</text:p>
            <text:p text:style-name="P7">Dmg type: Piercing</text:p>
          </table:table-cell>
          <table:table-cell table:style-name="Table3.A1" office:value-type="string">
            <text:p text:style-name="P18">Attack / Spell B: </text:p>
            <text:p text:style-name="P7">Name: Dagger</text:p>
            <text:p text:style-name="P3"><text:span text:style-name="T8">Range: </text:span><text:span text:style-name="T9">M</text:span><text:span text:style-name="T8">/R20/60ft</text:span></text:p>
            <text:p text:style-name="P7">Dmg: 1D4+Dex/Str</text:p>
            <text:p text:style-name="P7">Dmg type: Piercing</text:p>
          </table:table-cell>
          <table:table-cell table:style-name="Table3.A1" office:value-type="string">
            <text:p text:style-name="P18">Attack / Spell C: </text:p>
            <text:p text:style-name="P7">Name: Light Hammer</text:p>
            <text:p text:style-name="P3"><text:span text:style-name="T8">Range: </text:span><text:span text:style-name="T9">M</text:span><text:span text:style-name="T8">/</text:span><text:span text:style-name="T9">R</text:span><text:span text:style-name="T8">20/60ft</text:span></text:p>
            <text:p text:style-name="P7">Dmg: 1D4+Str</text:p>
            <text:p text:style-name="P7">Dmg type: Bludgeoning </text:p>
          </table:table-cell>
          <table:table-cell table:style-name="Table3.A1" office:value-type="string">
            <text:p text:style-name="P18">Attack / Spell D: </text:p>
            <text:p text:style-name="P7">Name: Eldritch Blast</text:p>
            <text:p text:style-name="P3"><text:span text:style-name="T8">Range: M/</text:span><text:span text:style-name="T9">R1</text:span><text:span text:style-name="T8">120ft</text:span></text:p>
            <text:p text:style-name="P7">Dmg: 1D10+Cha</text:p>
            <text:p text:style-name="P7">Dmg type: Force</text:p>
          </table:table-cell>
          <table:table-cell table:style-name="Table3.A1" office:value-type="string">
            <text:p text:style-name="P18">Attack / Spell E: </text:p>
            <text:p text:style-name="P7">Name: ____________</text:p>
            <text:p text:style-name="P7">Range: M/R_______ft</text:p>
            <text:p text:style-name="P7">Dmg: _____________</text:p>
            <text:p text:style-name="P7">Dmg type: _________</text:p>
          </table:table-cell>
        </table:table-row>
      </table:table>
      <text:p text:style-name="P6"/>
      <text:p text:style-name="P6">Inventory: <text:tab/><text:tab/><text:tab/><text:tab/><text:tab/> <text:s text:c="5"/>Traits/Languages/Abilities/etc: 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"><text:span text:style-name="T1">$$$ </text:span><text:span text:style-name="T2">PP: ___GP: 2</text:span><text:span text:style-name="T4">5</text:span><text:span text:style-name="T2">_EP: ___SP: </text:span><text:span text:style-name="T4">50</text:span><text:span text:style-name="T2">_CP: </text:span><text:span text:style-name="T4">203</text:span></text:p>
            <text:p text:style-name="P5">Light Crossbow (20 bolts)</text:p>
            <text:p text:style-name="P5">Shortbow (8 arrows)</text:p>
            <text:p text:style-name="P5">Shortbow (Range 80/20//1d6dmg+Dex)</text:p>
            <text:p text:style-name="P5">Component Pouch</text:p>
            <text:p text:style-name="P5">Dungeoneer’s Pack</text:p>
            <text:p text:style-name="P5">Leather Armor</text:p>
            <text:p text:style-name="P5">2 Daggers</text:p>
            <text:p text:style-name="P5"><text:soft-page-break/>Light Hammer</text:p>
            <text:p text:style-name="P5">Crowbar</text:p>
            <text:p text:style-name="P5">Hoodie</text:p>
            <text:p text:style-name="P3"><text:span text:style-name="T6">4</text:span><text:span text:style-name="T3">/6</text:span><text:span text:style-name="T2"> smokeleaf biscuit</text:span></text:p>
            <text:p text:style-name="P15">Potion of Healing</text:p>
          </table:table-cell>
          <table:table-cell table:style-name="Table4.A1" office:value-type="string">
            <text:p text:style-name="P5">Dark Vision</text:p>
            <text:p text:style-name="P5">Resistance Fire</text:p>
            <text:p text:style-name="P5">Common &amp; Infernal (Languages)</text:p>
            <text:p text:style-name="P5">Great Old One</text:p>
            <text:p text:style-name="P5">Awakened Mind</text:p>
            <text:p text:style-name="P5">Thieves Tools</text:p>
            <text:p text:style-name="P5">3 Dragon Ante</text:p>
            <text:p text:style-name="P5">Criminal Contact</text:p>
          </table:table-cell>
        </table:table-row>
      </table:table>
      <text:p text:style-name="P6"/>
      <text:p text:style-name="P6"/>
      <text:p text:style-name="P6">Spellcasting: 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5">Spellcasting Ability: </text:p>
          </table:table-cell>
          <table:table-cell table:style-name="Table5.A1" office:value-type="string">
            <text:p text:style-name="P5">Spell Save DC: </text:p>
          </table:table-cell>
          <table:table-cell table:style-name="Table5.A1" office:value-type="string">
            <text:p text:style-name="P5">Spell Attack Bonus: </text:p>
          </table:table-cell>
        </table:table-row>
        <table:table-row table:style-name="Table5.1">
          <table:table-cell table:style-name="Table5.A1" office:value-type="string">
            <text:p text:style-name="P5">Charisma</text:p>
          </table:table-cell>
          <table:table-cell table:style-name="Table5.A1" office:value-type="string">
            <text:p text:style-name="P5">13</text:p>
          </table:table-cell>
          <table:table-cell table:style-name="Table5.A1" office:value-type="string">
            <text:p text:style-name="P5">+5</text:p>
          </table:table-cell>
        </table:table-row>
      </table:table>
      <text:p text:style-name="P6"/>
      <table:table table:name="Table6" table:style-name="Table6">
        <table:table-column table:style-name="Table6.A" table:number-columns-repeated="5"/>
        <table:table-row table:style-name="Table6.1">
          <table:table-cell table:style-name="Table6.A1" office:value-type="string">
            <text:p text:style-name="P5">Cantrips: </text:p>
          </table:table-cell>
          <table:table-cell table:style-name="Table6.A1" office:value-type="string">
            <text:p text:style-name="P5">1st level spells: </text:p>
            <text:p text:style-name="P3"><text:span text:style-name="T7">O</text:span><text:span text:style-name="T2"> <text:s/></text:span><text:span text:style-name="T7">O</text:span><text:span text:style-name="T2"> <text:s/>O <text:s/>O <text:s/>O</text:span></text:p>
          </table:table-cell>
          <table:table-cell table:style-name="Table6.A1" office:value-type="string">
            <text:p text:style-name="P5">2nd level spells: </text:p>
            <text:p text:style-name="P5">O <text:s/>O <text:s/>O <text:s/>O <text:s/>O</text:p>
          </table:table-cell>
          <table:table-cell table:style-name="Table6.A1" office:value-type="string">
            <text:p text:style-name="P5">3rd level spells: </text:p>
            <text:p text:style-name="P5">O <text:s/>O <text:s/>O <text:s/>O <text:s/>O</text:p>
          </table:table-cell>
          <table:table-cell table:style-name="Table6.A1" office:value-type="string">
            <text:p text:style-name="P5">4th level spells: </text:p>
            <text:p text:style-name="P5">O <text:s/>O <text:s/>O <text:s/>O <text:s/>O</text:p>
          </table:table-cell>
        </table:table-row>
        <table:table-row table:style-name="Table6.2">
          <table:table-cell table:style-name="Table6.A1" office:value-type="string">
            <text:p text:style-name="P5">Eldritch Blast</text:p>
            <text:p text:style-name="P5">Prestidigitation</text:p>
            <text:p text:style-name="P5">Thaumaturgy</text:p>
          </table:table-cell>
          <table:table-cell table:style-name="Table6.A1" office:value-type="string">
            <text:p text:style-name="P5">O Hex</text:p>
            <text:p text:style-name="P5">O Armor of Agathys</text:p>
            <text:p text:style-name="P5">O Dissonant Whispers</text:p>
            <text:p text:style-name="P5">O Tosh’s Hideous Laughter</text:p>
            <text:p text:style-name="P3"><text:span text:style-name="T2">O </text:span><text:span text:style-name="T5">Protection from Good and Evil</text:span></text:p>
            <text:p text:style-name="P5">O <text:span text:style-name="T11">Hex of the Horny Toad</text:span></text:p>
            <text:p text:style-name="P5">O</text:p>
            <text:p text:style-name="P5">O</text:p>
            <text:p text:style-name="P5">O</text:p>
            <text:p text:style-name="P5">O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</table:table-cell>
        </table:table-row>
        <table:table-row table:style-name="Table6.3">
          <table:table-cell table:style-name="Table6.A1" office:value-type="string">
            <text:p text:style-name="P5">5th level spells: </text:p>
            <text:p text:style-name="P5">O <text:s/>O <text:s/>O <text:s/>O <text:s/>O</text:p>
          </table:table-cell>
          <table:table-cell table:style-name="Table6.A1" office:value-type="string">
            <text:p text:style-name="P5">6th level spells: </text:p>
            <text:p text:style-name="P5">O <text:s/>O <text:s/>O <text:s/>O <text:s/>O</text:p>
          </table:table-cell>
          <table:table-cell table:style-name="Table6.A1" office:value-type="string">
            <text:p text:style-name="P5">7th level spells: </text:p>
            <text:p text:style-name="P5">O <text:s/>O <text:s/>O <text:s/>O <text:s/>O</text:p>
          </table:table-cell>
          <table:table-cell table:style-name="Table6.A1" office:value-type="string">
            <text:p text:style-name="P5">8th level spells: </text:p>
            <text:p text:style-name="P5">O <text:s/>O <text:s/>O <text:s/>O <text:s/>O</text:p>
          </table:table-cell>
          <table:table-cell table:style-name="Table6.A1" office:value-type="string">
            <text:p text:style-name="P5">9th level spells: </text:p>
            <text:p text:style-name="P5">O <text:s/>O <text:s/>O <text:s/>O <text:s/>O</text:p>
          </table:table-cell>
        </table:table-row>
        <table:table-row table:style-name="Table6.4"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<text:soft-page-break/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<text:soft-page-break/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<text:soft-page-break/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<text:soft-page-break/>O____________</text:p>
          </table:table-cell>
          <table:table-cell table:style-name="Table6.A1" office:value-type="string"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O____________</text:p>
            <text:p text:style-name="P5"><text:soft-page-break/>O____________</text:p>
          </table:table-cell>
        </table:table-row>
      </table:table>
      <text:p text:style-name="P6"/>
      <text:p text:style-name="P6">Personality: 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5">Personality Traits</text:p>
          </table:table-cell>
          <table:table-cell table:style-name="Table7.A1" office:value-type="string">
            <text:p text:style-name="P5">Ideals</text:p>
          </table:table-cell>
          <table:table-cell table:style-name="Table7.A1" office:value-type="string">
            <text:p text:style-name="P5">Bonds</text:p>
          </table:table-cell>
        </table:table-row>
        <table:table-row table:style-name="Table7.1">
          <table:table-cell table:style-name="Table7.A1" office:value-type="string">
            <text:p text:style-name="P5">Genderless</text:p>
            <text:p text:style-name="P5"/>
            <text:p text:style-name="P5"/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p text:style-name="P5">Flaws</text:p>
          </table:table-cell>
          <table:table-cell table:style-name="Table7.A1" office:value-type="string">
            <text:p text:style-name="P5">Alignment</text:p>
          </table:table-cell>
          <table:table-cell table:style-name="Table7.A1" office:value-type="string">
            <text:p text:style-name="P5">Background</text:p>
          </table:table-cell>
        </table:table-row>
        <table:table-row table:style-name="Table7.1">
          <table:table-cell table:style-name="Table7.A1" office:value-type="string">
            <text:p text:style-name="P5">Selfish</text:p>
            <text:p text:style-name="P5">Untrusting</text:p>
            <text:p text:style-name="P5"/>
            <text:p text:style-name="P5"/>
          </table:table-cell>
          <table:table-cell table:style-name="Table7.A1" office:value-type="string">
            <text:p text:style-name="P5">Chaotic Neutral</text:p>
          </table:table-cell>
          <table:table-cell table:style-name="Table7.A1" office:value-type="string">
            <text:p text:style-name="P5">Criminal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06T14:20:13.536488954</dc:date>
    <meta:editing-duration>PT2H34M10S</meta:editing-duration>
    <meta:editing-cycles>2</meta:editing-cycles>
    <meta:generator>LibreOffice/7.4.6.2$Linux_X86_64 LibreOffice_project/40$Build-2</meta:generator>
    <meta:document-statistic meta:table-count="7" meta:image-count="0" meta:object-count="0" meta:page-count="3" meta:paragraph-count="242" meta:word-count="456" meta:character-count="3279" meta:non-whitespace-character-count="2984"/>
  </office:meta>
</office:document-meta>
</file>